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Contents_20_2">
      <style:paragraph-properties>
        <style:tab-stops>
          <style:tab-stop style:position="18.459cm" style:type="right" style:leader-style="dotted" style:leader-text="."/>
        </style:tab-stops>
      </style:paragraph-properties>
    </style:style>
    <style:style style:name="P134" style:family="paragraph" style:parent-style-name="Contents_20_1">
      <style:paragraph-properties>
        <style:tab-stops>
          <style:tab-stop style:position="18.459cm" style:type="right" style:leader-style="dotted" style:leader-text="."/>
        </style:tab-stops>
      </style:paragraph-properties>
    </style:style>
    <style:style style:name="P135" style:family="paragraph" style:parent-style-name="Contents_20_3">
      <style:paragraph-properties>
        <style:tab-stops>
          <style:tab-stop style:position="18.459cm" style:type="right" style:leader-style="dotted" style:leader-text="."/>
        </style:tab-stops>
      </style:paragraph-properties>
    </style:style>
    <style:style style:name="P136"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9"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0"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1"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2"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3"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4" style:family="paragraph" style:parent-style-name="Table_20_Contents">
      <style:paragraph-properties fo:margin-top="0cm" fo:margin-bottom="0cm" style:contextual-spacing="false" fo:line-height="100%"/>
      <style:text-properties fo:font-size="10pt"/>
    </style:style>
    <style:style style:name="P145" style:family="paragraph" style:parent-style-name="Table_20_Contents">
      <style:paragraph-properties fo:margin-top="0cm" fo:margin-bottom="0cm" style:contextual-spacing="false" fo:line-height="100%"/>
      <style:text-properties fo:font-size="10pt" officeooo:paragraph-rsid="001e8211"/>
    </style:style>
    <style:style style:name="P146"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7"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8"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9"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0"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51"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2" style:family="paragraph" style:parent-style-name="Text_20_body">
      <style:text-properties officeooo:rsid="00626a13" officeooo:paragraph-rsid="00626a13"/>
    </style:style>
    <style:style style:name="P153" style:family="paragraph" style:parent-style-name="Text_20_body">
      <style:text-properties officeooo:paragraph-rsid="00626a13"/>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text-properties fo:font-style="normal" officeooo:rsid="002b6796" officeooo:paragraph-rsid="002b6796" style:font-style-asian="normal" style:font-style-complex="normal"/>
    </style:style>
    <style:style style:name="P161" style:family="paragraph" style:parent-style-name="Heading_20_2">
      <style:text-properties fo:font-style="normal" style:font-style-asian="normal" style:font-style-complex="normal"/>
    </style:style>
    <style:style style:name="P162" style:family="paragraph" style:parent-style-name="Heading_20_3">
      <style:text-properties fo:font-style="normal" style:font-style-asian="normal" style:font-style-complex="normal"/>
    </style:style>
    <style:style style:name="P16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5"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8" style:family="paragraph" style:parent-style-name="Reference">
      <style:text-properties fo:language="en" fo:country="US"/>
    </style:style>
    <style:style style:name="P169" style:family="paragraph" style:parent-style-name="Reference">
      <style:text-properties officeooo:rsid="002cf00d" officeooo:paragraph-rsid="002cf00d"/>
    </style:style>
    <style:style style:name="P17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1" style:family="paragraph" style:parent-style-name="Reference">
      <style:text-properties officeooo:paragraph-rsid="003fe9ba"/>
    </style:style>
    <style:style style:name="P172"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73"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74"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5"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6"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7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78" style:family="paragraph" style:parent-style-name="Text_20_body">
      <style:text-properties officeooo:rsid="006c1d6a" officeooo:paragraph-rsid="006c1d6a"/>
    </style:style>
    <style:style style:name="P179" style:family="paragraph" style:parent-style-name="Text_20_body">
      <style:text-properties officeooo:paragraph-rsid="006c1d6a"/>
    </style:style>
    <style:style style:name="T1" style:family="text">
      <style:text-properties officeooo:rsid="0043621d"/>
    </style:style>
    <style:style style:name="T2" style:family="text">
      <style:text-properties officeooo:rsid="004b01b9"/>
    </style:style>
    <style:style style:name="T3" style:family="text">
      <style:text-properties officeooo:rsid="004214a3"/>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50af4" style:font-style-asian="normal" style:font-style-complex="normal"/>
    </style:style>
    <style:style style:name="T29" style:family="text">
      <style:text-properties fo:font-style="normal" officeooo:rsid="00626a13" style:font-style-asian="normal" style:font-style-complex="normal"/>
    </style:style>
    <style:style style:name="T30" style:family="text">
      <style:text-properties fo:font-style="normal" officeooo:rsid="0065588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6a1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f7fb3" style:font-style-asian="normal" style:font-weight-asian="normal" style:font-style-complex="normal" style:font-weight-complex="normal"/>
    </style:style>
    <style:style style:name="T35" style:family="text">
      <style:text-properties fo:font-style="normal" fo:font-weight="normal" officeooo:rsid="003f0e67" style:font-style-asian="normal" style:font-weight-asian="normal" style:font-style-complex="normal" style:font-weight-complex="normal"/>
    </style:style>
    <style:style style:name="T36" style:family="text">
      <style:text-properties fo:color="#000000" loext:opacity="100%"/>
    </style:style>
    <style:style style:name="T37" style:family="text">
      <style:text-properties fo:color="#000000" loext:opacity="100%" style:font-name="Courier New1" fo:font-size="10pt" style:font-name-asian="Courier New1" style:font-size-asian="10pt" style:font-name-complex="Courier New1" style:font-size-complex="10pt"/>
    </style:style>
    <style:style style:name="T38" style:family="text">
      <style:text-properties fo:color="#000000" loext:opacity="100%" style:font-name="Courier New1" fo:font-size="10pt" officeooo:rsid="00237df1" style:font-name-asian="Courier New1" style:font-size-asian="10pt" style:font-name-complex="Courier New1" style:font-size-complex="10pt"/>
    </style:style>
    <style:style style:name="T39"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0"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1" style:family="text">
      <style:text-properties fo:color="#000000" loext:opacity="100%" style:text-underline-style="none"/>
    </style:style>
    <style:style style:name="T42" style:family="text">
      <style:text-properties fo:color="#000000" loext:opacity="100%" fo:font-style="italic" style:font-style-asian="italic" style:font-style-complex="italic"/>
    </style:style>
    <style:style style:name="T43" style:family="text">
      <style:text-properties fo:color="#000000" loext:opacity="100%" officeooo:rsid="003199a0"/>
    </style:style>
    <style:style style:name="T44" style:family="text">
      <style:text-properties fo:color="#000000" loext:opacity="100%" style:font-name="Courier New" fo:font-size="10pt" style:font-size-asian="10pt"/>
    </style:style>
    <style:style style:name="T45" style:family="text">
      <style:text-properties fo:color="#000000" loext:opacity="100%" style:font-name="Courier New" fo:font-size="10pt" officeooo:rsid="00343996" style:font-size-asian="10pt"/>
    </style:style>
    <style:style style:name="T46" style:family="text">
      <style:text-properties fo:color="#000000" loext:opacity="100%" style:font-name="Courier New" fo:font-size="10pt" fo:font-style="normal" style:font-size-asian="10pt" style:font-style-asian="normal" style:font-style-complex="normal"/>
    </style:style>
    <style:style style:name="T47" style:family="text">
      <style:text-properties fo:color="#000000" loext:opacity="100%" style:font-name="Courier New" fo:font-size="10pt" fo:font-style="italic" style:font-size-asian="10pt" style:font-style-asian="italic"/>
    </style:style>
    <style:style style:name="T48" style:family="text">
      <style:text-properties fo:font-weight="bold" style:font-weight-asian="bold" style:font-weight-complex="bold"/>
    </style:style>
    <style:style style:name="T49" style:family="text">
      <style:text-properties fo:font-weight="bold" officeooo:rsid="00237df1" style:font-weight-asian="bold" style:font-weight-complex="bold"/>
    </style:style>
    <style:style style:name="T50" style:family="text">
      <style:text-properties style:font-name="Courier New1" fo:font-size="10pt" style:font-name-asian="Courier New1" style:font-size-asian="10pt" style:font-name-complex="Courier New1" style:font-size-complex="10pt"/>
    </style:style>
    <style:style style:name="T51" style:family="text">
      <style:text-properties style:font-name="Courier New1" fo:font-size="10pt" fo:language="zxx" fo:country="none" style:font-name-asian="Courier New1" style:font-size-asian="10pt" style:font-name-complex="Courier New1" style:font-size-complex="10pt"/>
    </style:style>
    <style:style style:name="T52" style:family="text">
      <style:text-properties style:font-name="Courier New1" fo:font-size="10pt" fo:language="zxx" fo:country="none" officeooo:rsid="004476b4" style:font-name-asian="Courier New1" style:font-size-asian="10pt" style:font-name-complex="Courier New1" style:font-size-complex="10pt"/>
    </style:style>
    <style:style style:name="T53" style:family="text">
      <style:text-properties style:font-name="Courier New1" fo:font-size="10pt" fo:language="zxx" fo:country="none" officeooo:rsid="00597218" style:font-name-asian="Courier New1" style:font-size-asian="10pt" style:font-name-complex="Courier New1" style:font-size-complex="10pt"/>
    </style:style>
    <style:style style:name="T54" style:family="text">
      <style:text-properties style:font-name="Courier New1" fo:font-size="10pt" fo:language="zxx" fo:country="none" officeooo:rsid="005c0c88" style:font-name-asian="Courier New1" style:font-size-asian="10pt" style:font-name-complex="Courier New1" style:font-size-complex="10pt"/>
    </style:style>
    <style:style style:name="T55" style:family="text">
      <style:text-properties style:font-name="Courier New1" fo:font-size="10pt" fo:language="zxx" fo:country="none" officeooo:rsid="005d7f97" style:font-name-asian="Courier New1" style:font-size-asian="10pt" style:font-name-complex="Courier New1" style:font-size-complex="10pt"/>
    </style:style>
    <style:style style:name="T56"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7"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58"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0"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1" style:family="text">
      <style:text-properties style:font-name="Courier New1" fo:font-style="normal" fo:font-weight="normal" style:font-style-asian="normal" style:font-weight-asian="normal" style:font-style-complex="normal" style:font-weight-complex="normal"/>
    </style:style>
    <style:style style:name="T62" style:family="text">
      <style:text-properties style:font-name="Courier New1" fo:font-style="normal" style:font-style-asian="normal" style:font-style-complex="normal"/>
    </style:style>
    <style:style style:name="T63" style:family="text">
      <style:text-properties style:use-window-font-color="true" loext:opacity="0%" style:font-name="Courier New1" fo:font-size="10pt" style:font-name-asian="Courier New1" style:font-size-asian="10pt" style:font-name-complex="Courier New1" style:font-size-complex="10pt"/>
    </style:style>
    <style:style style:name="T64" style:family="text">
      <style:text-properties fo:color="#141312" loext:opacity="100%"/>
    </style:style>
    <style:style style:name="T65" style:family="text">
      <style:text-properties fo:language="en" fo:country="US"/>
    </style:style>
    <style:style style:name="T66" style:family="text">
      <style:text-properties fo:language="en" fo:country="US"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Arial1" fo:font-style="normal" fo:font-weight="normal" style:font-style-asian="normal" style:font-weight-asian="normal" style:font-style-complex="normal" style:font-weight-complex="normal"/>
    </style:style>
    <style:style style:name="T69" style:family="text">
      <style:text-properties style:font-name="Arial1" fo:font-style="normal" style:font-style-asian="normal" style:font-style-complex="normal"/>
    </style:style>
    <style:style style:name="T70" style:family="text">
      <style:text-properties style:font-name="Arial1" fo:font-style="italic" fo:font-weight="normal" style:font-style-asian="italic" style:font-weight-asian="normal" style:font-style-complex="italic" style:font-weight-complex="normal"/>
    </style:style>
    <style:style style:name="T71" style:family="text">
      <style:text-properties fo:color="#7f0055" loext:opacity="100%" fo:font-weight="bold" style:font-weight-asian="bold" style:font-weight-complex="bold"/>
    </style:style>
    <style:style style:name="T72"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3" style:family="text">
      <style:text-properties fo:color="#7f0055" loext:opacity="100%" style:font-name="Courier New" fo:font-size="10pt" fo:font-weight="bold" style:font-size-asian="10pt" style:font-weight-asian="bold"/>
    </style:style>
    <style:style style:name="T74" style:family="text">
      <style:text-properties fo:color="#646464" loext:opacity="100%"/>
    </style:style>
    <style:style style:name="T75" style:family="text">
      <style:text-properties fo:color="#646464" loext:opacity="100%" style:font-name="Courier New" fo:font-size="10pt" fo:language="zxx" fo:country="none" style:font-size-asian="10pt"/>
    </style:style>
    <style:style style:name="T76" style:family="text">
      <style:text-properties fo:color="#2a00ff" loext:opacity="100%"/>
    </style:style>
    <style:style style:name="T77" style:family="text">
      <style:text-properties fo:color="#2a00ff" loext:opacity="100%" style:font-name="Courier New" fo:font-size="10pt" style:font-size-asian="10pt"/>
    </style:style>
    <style:style style:name="T78" style:family="text">
      <style:text-properties fo:color="#2a00ff" loext:opacity="100%" style:font-name="Courier New" fo:font-size="10pt" officeooo:rsid="00343996" style:font-size-asian="10pt"/>
    </style:style>
    <style:style style:name="T79" style:family="text">
      <style:text-properties fo:color="#3f7f5f" loext:opacity="100%"/>
    </style:style>
    <style:style style:name="T80" style:family="text">
      <style:text-properties fo:color="#0000c0" loext:opacity="100%"/>
    </style:style>
    <style:style style:name="T81"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00c0" loext:opacity="100%" fo:font-style="italic" style:font-style-asian="italic" style:font-style-complex="italic"/>
    </style:style>
    <style:style style:name="T83" style:family="text">
      <style:text-properties style:text-underline-style="none"/>
    </style:style>
    <style:style style:name="T84" style:family="text">
      <style:text-properties fo:font-weight="normal" style:font-weight-asian="normal" style:font-weight-complex="normal"/>
    </style:style>
    <style:style style:name="T85" style:family="text">
      <style:text-properties fo:font-weight="normal" officeooo:rsid="0030e285" style:font-weight-asian="normal" style:font-weight-complex="normal"/>
    </style:style>
    <style:style style:name="T86" style:family="text">
      <style:text-properties officeooo:rsid="0020be5f"/>
    </style:style>
    <style:style style:name="T87" style:family="text">
      <style:text-properties officeooo:rsid="00237df1"/>
    </style:style>
    <style:style style:name="T88" style:family="text">
      <style:text-properties officeooo:rsid="00252f97"/>
    </style:style>
    <style:style style:name="T89" style:family="text">
      <style:text-properties officeooo:rsid="0027d8ee"/>
    </style:style>
    <style:style style:name="T90" style:family="text">
      <style:text-properties officeooo:rsid="00288001"/>
    </style:style>
    <style:style style:name="T91" style:family="text">
      <style:text-properties officeooo:rsid="00295846"/>
    </style:style>
    <style:style style:name="T92" style:family="text">
      <style:text-properties officeooo:rsid="002a31c9"/>
    </style:style>
    <style:style style:name="T93" style:family="text">
      <style:text-properties officeooo:rsid="002cf00d"/>
    </style:style>
    <style:style style:name="T94" style:family="text">
      <style:text-properties officeooo:rsid="0030abba"/>
    </style:style>
    <style:style style:name="T95" style:family="text">
      <style:text-properties officeooo:rsid="0030e285"/>
    </style:style>
    <style:style style:name="T96" style:family="text">
      <style:text-properties officeooo:rsid="003199a0"/>
    </style:style>
    <style:style style:name="T97" style:family="text">
      <style:text-properties fo:color="#6a3e3e" loext:opacity="100%" style:font-name="Courier New" fo:font-size="10pt" style:font-size-asian="10pt"/>
    </style:style>
    <style:style style:name="T98" style:family="text">
      <style:text-properties officeooo:rsid="003ed470"/>
    </style:style>
    <style:style style:name="T99" style:family="text">
      <style:text-properties officeooo:rsid="003f7fb3"/>
    </style:style>
    <style:style style:name="T100" style:family="text">
      <style:text-properties style:font-name="Arial" fo:font-size="10pt" fo:language="en" fo:country="US" style:font-name-asian="CMR10" style:font-size-asian="10pt" style:font-name-complex="Tahoma" style:font-size-complex="10pt"/>
    </style:style>
    <style:style style:name="T101"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2"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03"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04"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05"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6" style:family="text">
      <style:text-properties officeooo:rsid="004060c8"/>
    </style:style>
    <style:style style:name="T107" style:family="text">
      <style:text-properties officeooo:rsid="00416c8b"/>
    </style:style>
    <style:style style:name="T108" style:family="text">
      <style:text-properties officeooo:rsid="00344276"/>
    </style:style>
    <style:style style:name="T109" style:family="text">
      <style:text-properties officeooo:rsid="001546ef"/>
    </style:style>
    <style:style style:name="T110" style:family="text">
      <style:text-properties officeooo:rsid="00160fc8"/>
    </style:style>
    <style:style style:name="T111" style:family="text">
      <style:text-properties officeooo:rsid="004460f6"/>
    </style:style>
    <style:style style:name="T112" style:family="text">
      <style:text-properties officeooo:rsid="0047ec12"/>
    </style:style>
    <style:style style:name="T113" style:family="text">
      <style:text-properties officeooo:rsid="00498384"/>
    </style:style>
    <style:style style:name="T114" style:family="text">
      <style:text-properties officeooo:rsid="004feecc"/>
    </style:style>
    <style:style style:name="T115" style:family="text">
      <style:text-properties fo:font-size="10pt" officeooo:rsid="004feecc"/>
    </style:style>
    <style:style style:name="T116" style:family="text">
      <style:text-properties fo:font-size="10pt" officeooo:rsid="005d7f97"/>
    </style:style>
    <style:style style:name="T117" style:family="text">
      <style:text-properties fo:font-size="10pt" fo:font-style="normal" officeooo:rsid="0065588b" style:font-style-asian="normal" style:font-style-complex="normal"/>
    </style:style>
    <style:style style:name="T118" style:family="text">
      <style:text-properties officeooo:rsid="0058266f"/>
    </style:style>
    <style:style style:name="T119" style:family="text">
      <style:text-properties officeooo:rsid="00597218"/>
    </style:style>
    <style:style style:name="T120" style:family="text">
      <style:text-properties officeooo:rsid="005d9f23"/>
    </style:style>
    <style:style style:name="T121" style:family="text">
      <style:text-properties officeooo:rsid="006c1d6a"/>
    </style:style>
    <style:style style:name="T122"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72"/>
      <text:p text:style-name="P16"/>
      <text:p text:style-name="P16"/>
      <text:p text:style-name="P16"/>
      <text:p text:style-name="P16">Overture Technical Report Series</text:p>
      <text:p text:style-name="P17">No. TR-007</text:p>
      <text:p text:style-name="P18"><text:date style:data-style-name="N111" text:date-value="2022-03-27T12:25:27.471271972">March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2436022261"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3</text:p>
          <text:p text:style-name="P154"><text:s/>1. <text:s text:c="2"/>Introduction<text:tab/>5</text:p>
          <text:p text:style-name="P155"><text:s/>1.1. <text:s text:c="2"/>VDM<text:tab/>5</text:p>
          <text:p text:style-name="P154"><text:s/>2. <text:s text:c="2"/>Using VDMJ<text:tab/>6</text:p>
          <text:p text:style-name="P155"><text:s/>2.1. <text:s text:c="2"/>Starting VDMJ<text:tab/>6</text:p>
          <text:p text:style-name="P155"><text:s/>2.2. <text:s text:c="2"/>Command Line Recall<text:tab/>8</text:p>
          <text:p text:style-name="P155"><text:s/>2.3. <text:s text:c="2"/>Source File Formats<text:tab/>9</text:p>
          <text:p text:style-name="P155"><text:s/>2.4. <text:s text:c="2"/>Parsing, Type Checking, and Proof Obligations<text:tab/>10</text:p>
          <text:p text:style-name="P155"><text:s/>2.5. <text:s text:c="2"/>The Interpreter<text:tab/>10</text:p>
          <text:p text:style-name="P156"><text:s/>2.5.1. <text:s text:c="2"/>Suppressing Runtime Checks<text:tab/>19</text:p>
          <text:p text:style-name="P155"><text:s/>2.6. <text:s text:c="2"/>Debugging<text:tab/>20</text:p>
          <text:p text:style-name="P156"><text:s/>2.6.1. <text:s text:c="2"/>Single-threaded Debugging<text:tab/>20</text:p>
          <text:p text:style-name="P156"><text:s/>2.6.2. <text:s text:c="2"/>VDM++ Multi-threaded Debugging<text:tab/>23</text:p>
          <text:p text:style-name="P155"><text:s/>2.7. <text:s text:c="2"/>Sessions<text:tab/>26</text:p>
          <text:p text:style-name="P155"><text:s/>2.8. <text:s text:c="2"/>Standard Libraries<text:tab/>27</text:p>
          <text:p text:style-name="P154"><text:s/>3. <text:s text:c="2"/>VDMJUnit Testing<text:tab/>29</text:p>
          <text:p text:style-name="P154"><text:s/>4. <text:s text:c="2"/>Combinatorial Testing<text:tab/>33</text:p>
          <text:p text:style-name="P155"><text:s/>4.1. <text:s text:c="2"/>Debugging Tests<text:tab/>36</text:p>
          <text:p text:style-name="P155"><text:s/>4.2. <text:s text:c="2"/>Filtering Tests<text:tab/>39</text:p>
          <text:p text:style-name="P154"><text:s/>5. <text:s text:c="2"/>Annotations<text:tab/>43</text:p>
          <text:p text:style-name="P155"><text:s/>5.1. <text:s text:c="2"/>Overview<text:tab/>43</text:p>
          <text:p text:style-name="P155"><text:s/>5.2. <text:s text:c="2"/>Syntax<text:tab/>43</text:p>
          <text:p text:style-name="P154"><text:s/>6. <text:s text:c="2"/>Internationalization (I18N)<text:tab/>44</text:p>
          <text:p text:style-name="P154"><text:s/>7. <text:s text:c="2"/>The vdmj.properties File<text:tab/>45</text:p>
          <text:p text:style-name="P154"><text:s/>8. <text:s text:c="2"/>Appendix A: The shmem Example<text:tab/>48</text:p>
          <text:p text:style-name="P154"><text:s/>9. <text:s text:c="2"/>Appendix B: Supported Character Sets<text:tab/>53</text:p>
        </text:index-body>
      </text:table-of-content>
      <text:list xml:id="list122528563382967"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xml:id="list299582046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68">The VDMTools VDM++ Language Manual, http://www.vdmtools.jp/uploads/manuals/langmanpp_a4E.pdf</text:p>
        </text:list-item>
        <text:list-item>
          <text:p text:style-name="P168">Validated Designs for Object-oriented Systems, by John Fitzgerald et. al., <text:a xlink:type="simple" xlink:href="http://www.vdmbook.com/" text:style-name="Internet_20_link" text:visited-style-name="Visited_20_Internet_20_Link">http://www.vdmbook.com/</text:a></text:p>
        </text:list-item>
        <text:list-item>
          <text:p text:style-name="P168">User Manual for the Overture Combinatorial Testing Plug-in, by Peter Gorm Larsen and Kenneth Lausdahl.</text:p>
        </text:list-item>
        <text:list-item>
          <text:p text:style-name="P168">Overture, Open-source Tools for Formal Modelling, <text:a xlink:type="simple" xlink:href="http://www.overturetool.org/" text:style-name="Internet_20_link" text:visited-style-name="Visited_20_Internet_20_Link">http://www.overturetool.org/</text:a></text:p>
        </text:list-item>
        <text:list-item>
          <text:p text:style-name="P168">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6">VDMJ Design Specification</text:span><text:span text:style-name="T65">, Nick Battle.</text:span><text:bookmark-end text:name="__RefNumPara__7015_3082763341"/></text:p>
        </text:list-item>
        <text:list-item>
          <text:p text:style-name="Reference"><text:span text:style-name="T66">Combinatorial Testing for VDM++.</text:span><text:span text:style-name="T65"> </text:span><text:span text:style-name="T100">Peter Gorm Larsen, Kenneth Lausdahl, and Nick Battle, SEFM-2010.</text:span></text:p>
        </text:list-item>
        <text:list-item>
          <text:p text:style-name="Reference"><text:span text:style-name="T100">JUnit Test Framework, </text:span><text:a xlink:type="simple" xlink:href="http://en.wikipedia.org/wiki/JUnit" text:style-name="Internet_20_link" text:visited-style-name="Visited_20_Internet_20_Link">http://en.wikipedia.org/wiki/JUnit</text:a></text:p>
        </text:list-item>
        <text:list-item>
          <text:p text:style-name="P169"><text:span text:style-name="T100">The </text:span><text:span text:style-name="T101">rlwrap </text:span><text:span text:style-name="T102">manual page, </text:span><text:a xlink:type="simple" xlink:href="http://linux.die.net/man/1/rlwrap" text:style-name="Internet_20_link" text:visited-style-name="Visited_20_Internet_20_Link">http://linux.die.net/man/1/rlwrap</text:a></text:p>
        </text:list-item>
        <text:list-item>
          <text:p text:style-name="P170">VDMJ Annotations Guide, 15/02/19.</text:p>
        </text:list-item>
        <text:list-item>
          <text:p text:style-name="P171"><text:span text:style-name="T103">Visual Studio Code extension for VDM language support , </text:span><text:a xlink:type="simple" xlink:href="https://github.com/jonaskrask/vdm-vscode" text:style-name="Internet_20_link" text:visited-style-name="Visited_20_Internet_20_Link">https://github.com/jonaskrask/vdm-vscode</text:a><text:span text:style-name="T104">.</text:span></text:p>
        </text:list-item>
        <text:list-item>
          <text:p text:style-name="P171"><text:span text:style-name="T104">VDM Combinatorial Testing Guidelines, Nick Battle, </text:span><text:span text:style-name="T105">P</text:span><text:span text:style-name="T104">eter Gorm Larsen.</text:span></text:p>
        </text:list-item>
      </text:list>
      <text:list xml:id="list122529067203223" text:continue-list="list122528563382967"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4015031439296">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4015032275808">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4015033775232">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4015033776496">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4015033777968">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4015033779472">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4015033780928">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4015033782304">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4015033783728">
          <table:table-cell table:style-name="History.A1" office:value-type="string">
            <text:p text:style-name="P144">Issue 0.9</text:p>
          </table:table-cell>
          <table:table-cell table:style-name="History.B2" office:value-type="date" office:date-value="2009-10-14">
            <text:p text:style-name="P144">14/10/09</text:p>
          </table:table-cell>
          <table:table-cell table:style-name="History.A1" office:value-type="string">
            <text:p text:style-name="P144">Minor changes.</text:p>
          </table:table-cell>
        </table:table-row>
        <table:table-row table:style-name="TableLine94015033785072">
          <table:table-cell table:style-name="History.A1" office:value-type="string">
            <text:p text:style-name="P144">Issue 0.10</text:p>
          </table:table-cell>
          <table:table-cell table:style-name="History.B2" office:value-type="date" office:date-value="2009-10-30">
            <text:p text:style-name="P144">30/10/09</text:p>
          </table:table-cell>
          <table:table-cell table:style-name="History.A1" office:value-type="string">
            <text:p text:style-name="P144">Minor changes.</text:p>
          </table:table-cell>
        </table:table-row>
        <table:table-row table:style-name="TableLine94015033786416">
          <table:table-cell table:style-name="History.A1" office:value-type="string">
            <text:p text:style-name="P144">Issue 0.11</text:p>
          </table:table-cell>
          <table:table-cell table:style-name="History.A1" office:value-type="string">
            <text:p text:style-name="P144">09/12/09</text:p>
          </table:table-cell>
          <table:table-cell table:style-name="History.A1" office:value-type="string">
            <text:p text:style-name="P144">Added GPL copyright section.</text:p>
          </table:table-cell>
        </table:table-row>
        <table:table-row table:style-name="TableLine94015033787360">
          <table:table-cell table:style-name="History.A1" office:value-type="string">
            <text:p text:style-name="P144">Issue 1.0</text:p>
          </table:table-cell>
          <table:table-cell table:style-name="History.A1" office:value-type="string">
            <text:p text:style-name="P144">15/01/13</text:p>
          </table:table-cell>
          <table:table-cell table:style-name="History.A1" office:value-type="string">
            <text:p text:style-name="P144">Update for Overture 1.0.0 release and misc corrections</text:p>
          </table:table-cell>
        </table:table-row>
        <table:table-row table:style-name="TableLine94015033788304">
          <table:table-cell table:style-name="History.A1" office:value-type="string">
            <text:p text:style-name="P145">Issue 1.1</text:p>
          </table:table-cell>
          <table:table-cell table:style-name="History.A1" office:value-type="string">
            <text:p text:style-name="P140">18/02/13</text:p>
          </table:table-cell>
          <table:table-cell table:style-name="History.A1" office:value-type="string">
            <text:p text:style-name="P145">Added VDMJUnit section.</text:p>
          </table:table-cell>
        </table:table-row>
        <table:table-row table:style-name="TableLine94015033789248">
          <table:table-cell table:style-name="History.A1" office:value-type="string">
            <text:p text:style-name="P141">Issue 1.2</text:p>
          </table:table-cell>
          <table:table-cell table:style-name="History.A1" office:value-type="string">
            <text:p text:style-name="P141">30/12/15</text:p>
          </table:table-cell>
          <table:table-cell table:style-name="History.A1" office:value-type="string">
            <text:p text:style-name="P141">Updated for <text:span text:style-name="T5">VDMJ </text:span>3.1.1</text:p>
          </table:table-cell>
        </table:table-row>
        <table:table-row table:style-name="TableLine94015033790192">
          <table:table-cell table:style-name="History.A1" office:value-type="string">
            <text:p text:style-name="P142">Issue 1.3</text:p>
          </table:table-cell>
          <table:table-cell table:style-name="History.A1" office:value-type="string">
            <text:p text:style-name="P142">03/02/16</text:p>
          </table:table-cell>
          <table:table-cell table:style-name="History.A1" office:value-type="string">
            <text:p text:style-name="P142">Added command line recall section</text:p>
          </table:table-cell>
        </table:table-row>
        <table:table-row table:style-name="TableLine94015033791136">
          <table:table-cell table:style-name="History.A1" office:value-type="string">
            <text:p text:style-name="P143">Issue 1.4</text:p>
          </table:table-cell>
          <table:table-cell table:style-name="History.A1" office:value-type="string">
            <text:p text:style-name="P143">08/04/16</text:p>
          </table:table-cell>
          <table:table-cell table:style-name="History.A1" office:value-type="string">
            <text:p text:style-name="P143">Added runtrace ranges</text:p>
          </table:table-cell>
        </table:table-row>
        <table:table-row table:style-name="TableLine94015033792080">
          <table:table-cell table:style-name="History.A1" office:value-type="string">
            <text:p text:style-name="P136">Issue 1.5</text:p>
          </table:table-cell>
          <table:table-cell table:style-name="History.A1" office:value-type="string">
            <text:p text:style-name="P136">29/06/16</text:p>
          </table:table-cell>
          <table:table-cell table:style-name="History.A1" office:value-type="string">
            <text:p text:style-name="P136">Added the runalltraces command</text:p>
          </table:table-cell>
        </table:table-row>
        <table:table-row table:style-name="History.18">
          <table:table-cell table:style-name="History.A18" office:value-type="string">
            <text:p text:style-name="P137">Issue 2.0</text:p>
          </table:table-cell>
          <table:table-cell table:style-name="History.A18" office:value-type="string">
            <text:p text:style-name="P137">26/07/17</text:p>
          </table:table-cell>
          <table:table-cell table:style-name="History.A18" office:value-type="string">
            <text:p text:style-name="P137">Updated for VDMJ version 4</text:p>
          </table:table-cell>
        </table:table-row>
        <table:table-row table:style-name="History.18">
          <table:table-cell table:style-name="History.A18" office:value-type="string">
            <text:p text:style-name="P138">Issue 2.1</text:p>
          </table:table-cell>
          <table:table-cell table:style-name="History.A18" office:value-type="string">
            <text:p text:style-name="P138">14/03/19</text:p>
          </table:table-cell>
          <table:table-cell table:style-name="History.A18" office:value-type="string">
            <text:p text:style-name="P138">Updated for <text:span text:style-name="T107">4.3.0 </text:span>annotations.</text:p>
          </table:table-cell>
        </table:table-row>
        <table:table-row table:style-name="History.18">
          <table:table-cell table:style-name="History.A18" office:value-type="string">
            <text:p text:style-name="P139">Issue 2.2</text:p>
          </table:table-cell>
          <table:table-cell table:style-name="History.A18" office:value-type="string">
            <text:p text:style-name="P139">18/06/20</text:p>
          </table:table-cell>
          <table:table-cell table:style-name="History.A18" office:value-type="string">
            <text:p text:style-name="P139">Updated for script command.</text:p>
          </table:table-cell>
        </table:table-row>
        <table:table-row table:style-name="History.18">
          <table:table-cell table:style-name="History.A18" office:value-type="string">
            <text:p text:style-name="P146">Issue 2.3</text:p>
          </table:table-cell>
          <table:table-cell table:style-name="History.A18" office:value-type="string">
            <text:p text:style-name="P146">06/01/21</text:p>
          </table:table-cell>
          <table:table-cell table:style-name="History.A18" office:value-type="string">
            <text:p text:style-name="P146">Removed DBGP section, updated threaded debugging.</text:p>
          </table:table-cell>
        </table:table-row>
        <table:table-row table:style-name="History.18">
          <table:table-cell table:style-name="History.A18" office:value-type="string">
            <text:p text:style-name="P147">Issue 2.4</text:p>
          </table:table-cell>
          <table:table-cell table:style-name="History.A18" office:value-type="string">
            <text:p text:style-name="P147">03/03/21</text:p>
          </table:table-cell>
          <table:table-cell table:style-name="History.A18" office:value-type="string">
            <text:p text:style-name="P147">Updated vdmj.properties names.</text:p>
          </table:table-cell>
        </table:table-row>
        <table:table-row table:style-name="History.18">
          <table:table-cell table:style-name="History.A18" office:value-type="string">
            <text:p text:style-name="P148">Issue 2.5</text:p>
          </table:table-cell>
          <table:table-cell table:style-name="History.A18" office:value-type="string">
            <text:p text:style-name="P148">29/09/21</text:p>
          </table:table-cell>
          <table:table-cell table:style-name="History.A18" office:value-type="string">
            <text:p text:style-name="P148">Added catch exception breakpoints</text:p>
          </table:table-cell>
        </table:table-row>
        <table:table-row table:style-name="History.18">
          <table:table-cell table:style-name="History.A18" office:value-type="string">
            <text:p text:style-name="P149">Issue 2.6</text:p>
          </table:table-cell>
          <table:table-cell table:style-name="History.A18" office:value-type="string">
            <text:p text:style-name="P149">23/12/21</text:p>
          </table:table-cell>
          <table:table-cell table:style-name="History.A18" office:value-type="string">
            <text:p text:style-name="P149">Updated stdlib section for VDMJ 4.4.4</text:p>
          </table:table-cell>
        </table:table-row>
        <table:table-row table:style-name="History.18">
          <table:table-cell table:style-name="History.A18" office:value-type="string">
            <text:p text:style-name="P150">Issue 2.7</text:p>
          </table:table-cell>
          <table:table-cell table:style-name="History.A18" office:value-type="string">
            <text:p text:style-name="P150">23/02/22</text:p>
          </table:table-cell>
          <table:table-cell table:style-name="History.A18" office:value-type="string">
            <text:p text:style-name="P150">Remove references to -o option.</text:p>
          </table:table-cell>
        </table:table-row>
        <table:table-row table:style-name="History.18">
          <table:table-cell table:style-name="History.A18" office:value-type="string">
            <text:p text:style-name="P173">Issue 2.8</text:p>
          </table:table-cell>
          <table:table-cell table:style-name="History.A18" office:value-type="string">
            <text:p text:style-name="P173">27/03/22</text:p>
          </table:table-cell>
          <table:table-cell table:style-name="History.A18" office:value-type="string">
            <text:p text:style-name="P173">Added external format reader and power set limits</text:p>
          </table:table-cell>
        </table:table-row>
      </table:table>
      <text:p text:style-name="Table"><text:span text:style-name="Caption_20_characters"/></text:p>
      <text:list xml:id="list122528400699332"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oft-page-break/><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2528700343099"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22529256558928"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22529095413983"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86">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87"><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86"><text:span text:style-name="T15">The </text:span><text:span text:style-name="T6">-verbose </text:span><text:span text:style-name="T15">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1">bold</text:span><text:span text:style-name="T15">:</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35">VDMJ version = 4.4.0 build </text:span><text:span text:style-name="T60">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98">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22528528088481" text:continue-numbering="true" text:style-name="Outline">
        <text:list-item>
          <text:list>
            <text:list-item>
              <text:h text:style-name="P160" text:outline-level="2"><text:bookmark-start text:name="__RefHeading___Toc7183_985567249"/>Command Line Recall<text:bookmark-end text:name="__RefHeading___Toc7183_985567249"/></text:h>
            </text:list-item>
          </text:list>
        </text:list-item>
      </text:list>
      <text:p text:style-name="P76"><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94">T</text:span>wo up-arrows recalled this line</text:p>
      <text:p text:style-name="P77">= 2.718281828459045</text:p>
      <text:p text:style-name="P77">Executed in 0.002 secs.</text:p>
      <text:p text:style-name="P14">&gt; p exp(2) <text:s text:c="11"/><text:span text:style-name="T93">&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22528334083321" text:continue-numbering="true" text:style-name="Outline">
        <text:list-item>
          <text:list>
            <text:list-item>
              <text:h text:style-name="P161"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4022906345" text:style-name="List_20_1">
        <text:list-item>
          <text:p text:style-name="P167"><text:span text:style-name="T15">Plain text</text:span><text:span text:style-name="T33">. <text:s/>This is default format. Source files can be read using a variety of character encodings, as indicated by the </text:span><text:span text:style-name="T14">-c </text:span><text:span text:style-name="T33">command line option.</text:span></text:p>
        </text:list-item>
        <text:list-item>
          <text:p text:style-name="P167"><text:span text:style-name="T15">LaTeX</text:span><text:span text:style-name="T33">. <text:s/>Source files may be written in LaTeX so that they can subsequently be typeset to produce high quality printed documentation or PDF files. VDMJ will ignore any LaTeX markup, parsing only the text between markers </text:span><text:span text:style-name="T62">\begin{vdm_al}</text:span><text:span text:style-name="T33"> and </text:span><text:span text:style-name="T62">\end{vdm_al}</text:span><text:span text:style-name="T3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1">\document,</text:span><text:span text:style-name="T68"> </text:span><text:span text:style-name="T61">\section,</text:span><text:span text:style-name="T68"> </text:span><text:span text:style-name="T61">\subsection</text:span><text:span text:style-name="T33"> or a %comment. It is possible to parse LaTeX files containing different character encodings by using the </text:span><text:span text:style-name="T14">-c </text:span><text:span text:style-name="T33">command line option.</text:span></text:p>
        </text:list-item>
        <text:list-item>
          <text:p text:style-name="P163"><text:span text:style-name="T15">Word .doc</text:span><text:span text:style-name="T33">. <text:s/>Source files may be written in MS Word. The actual VDM source must be marked with </text:span><text:span text:style-name="T62">%%VDM%%</text:span><text:span text:style-name="T6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0">save </text:span><text:span text:style-name="T6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4"><text:span text:style-name="T69">Word .docx</text:span><text:span text:style-name="T68">. <text:s/>More recent versions of MS Word will save files in OOXML files with a .docx extension, and these are accepted by the VDMJ parser. The same marker technique and </text:span><text:soft-page-break/><text:span text:style-name="T68">limitations apply as for .doc files, except that the support of international character sets is sane in .docx – the character encoding used for a .docx file is embedded in the file itself, and so there is no need to specify this via the </text:span><text:span text:style-name="T70">-c </text:span><text:span text:style-name="T68">option. The </text:span><text:span text:style-name="T70">save </text:span><text:span text:style-name="T68">command will write out the plain extracted source.</text:span></text:p>
        </text:list-item>
        <text:list-item>
          <text:p text:style-name="P163"><text:span text:style-name="T69">Open Document Format</text:span><text:span text:style-name="T68">. <text:s/>Various modern word processors can write files in ODF format (for example, </text:span><text:span text:style-name="T70">OpenOffice </text:span><text:span text:style-name="T68">and </text:span><text:span text:style-name="T70">Koffice</text:span><text:span text:style-name="T68">). These files have the extension .odt, and they are accepted by the VDMJ parser. The same marker techniques apply as for .docx files. The </text:span><text:span text:style-name="T70">save </text:span><text:span text:style-name="T68">command will write out the plain extracted source. Support for international character sets is provided, again without the need for the </text:span><text:span text:style-name="T70">-c </text:span><text:span text:style-name="T68">option.</text:span></text:p>
        </text:list-item>
        <text:list-item>
          <text:p text:style-name="P165"><text:span text:style-name="T69">External Format</text:span><text:span text:style-name="T68">. VDMJ can be extended to read arbitrary document formats. To do this, the user must include an implementation of the </text:span><text:span text:style-name="T70">ExternalFormatReader</text:span><text:span text:style-name="T68"> interface and set the vdmj.parser.externalreaders property. An example PDF reader is available to copy.</text:span></text:p>
        </text:list-item>
      </text:list>
      <text:p text:style-name="P166"/>
      <text:p text:style-name="P27">Apart from plain text and LaTeX files (which are the default), VDMJ will recognise the various supported file formats above from the source file name extension: .doc, .docx or .odt.</text:p>
      <text:p text:style-name="Text_20_body"><text:span text:style-name="T33">It is occasionally useful to conditionally include source, depending on the dialect of VDM that is being parsed, </text:span><text:span text:style-name="T34">or other environmental flags</text:span><text:span text:style-name="T33">. To enable this, the VDMJ parser includes an </text:span><text:span text:style-name="T15">#ifdef </text:span><text:span text:style-name="T33">convention, and will conditionally include or exclude lines when parsing plain text or LaTeX files. The symbols </text:span><text:span text:style-name="T15">VDM_SL, VDM_PP </text:span><text:span text:style-name="T23">and</text:span><text:span text:style-name="T33"> </text:span><text:span text:style-name="T15">VDM_RT </text:span><text:span text:style-name="T23">are pre-defined</text:span><text:span text:style-name="T33">, depending on the dialect of the parser. </text:span><text:span text:style-name="T34">Other symbols are taken from Java system properties (eg. set with the -D java executable flag).</text:span><text:span text:style-name="T33"> For example:</text:span></text:p>
      <text:p text:style-name="P28"/>
      <text:p text:style-name="P28">#ifdef VDM_SL</text:p>
      <text:p text:style-name="P28">values</text:p>
      <text:p text:style-name="P28"><text:tab/><text:span text:style-name="T99">sl:nat</text:span> = 123;</text:p>
      <text:p text:style-name="P28">#else</text:p>
      <text:p text:style-name="P28">instance variables</text:p>
      <text:p text:style-name="P28">#ifdef VDM_PP</text:p>
      <text:p text:style-name="P28"><text:tab/>pp:int := 123;</text:p>
      <text:p text:style-name="P28">#else</text:p>
      <text:p text:style-name="P28"><text:tab/><text:span text:style-name="T99">rt</text:span>:int := 321;</text:p>
      <text:p text:style-name="P28">#endif</text:p>
      <text:p text:style-name="P28">#endif</text:p>
      <text:p text:style-name="P28"/>
      <text:p text:style-name="P28"/>
      <text:p text:style-name="Text_20_body"><text:span text:style-name="T33">As with LaTeX files, lines that are excluded with #ifdefs are present as blank lines in the parsed specification, which enables line numbering to be accurate. It is </text:span><text:span text:style-name="T31">not </text:span><text:span text:style-name="T33">possible to use #ifdefs with specifications that are embedded in other file formats.</text:span></text:p>
      <text:list xml:id="list122529114369350" text:continue-list="list122528334083321" text:style-name="Outline">
        <text:list-item>
          <text:list>
            <text:list-item>
              <text:h text:style-name="P161"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22529356430053" text:continue-numbering="true" text:style-name="Outline">
        <text:list-item>
          <text:list>
            <text:list-item>
              <text:h text:style-name="P161"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21"><text:soft-page-break/>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5">start test [end test]</text:span>] - run CT trace(s)</text:p>
      <text:p text:style-name="P115">debugtrace &lt;name&gt; [<text:span text:style-name="T95">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2">script</text:span> &lt;file&gt; - run <text:span text:style-name="T52">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6">|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13">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text:soft-page-break/></text:p>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5">rseed = </text:span><text:span text:style-name="T37">566044643</text:span></text:p>
      <text:p text:style-name="Preformatted_20_Text"><text:span text:style-name="T15">Memory = mk_Memory(</text:span><text:span text:style-name="T37">566044643</text:span><text:span text:style-name="T15">,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text:soft-page-break/>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1">$ cat rand.assertions</text:span><text:span text:style-name="T15">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text:soft-page-break/>&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99"><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41"/>
      <text:p text:style-name="P127"><text:span text:style-name="T31">&gt; </text:span><text:span text:style-name="T56">script</text:span><text:span text:style-name="T31"> </text:span><text:span text:style-name="T57">startup</text:span></text:p>
      <text:p text:style-name="P63">startup&gt; <text:span text:style-name="T48">-- Startup script commands</text:span></text:p>
      <text:p text:style-name="P64">startup&gt; <text:span text:style-name="T48">init</text:span></text:p>
      <text:p text:style-name="P64">Cleared all coverage information</text:p>
      <text:p text:style-name="P64">Global context initialized</text:p>
      <text:p text:style-name="P63">startup&gt; <text:span text:style-name="T48">print reset()</text:span></text:p>
      <text:p text:style-name="P63">= ()</text:p>
      <text:p text:style-name="P63">Executed in 0.013 secs.</text:p>
      <text:p text:style-name="P128"><text:span text:style-name="T59">startup&gt; </text:span><text:span text:style-name="T57">break 3</text:span></text:p>
      <text:p text:style-name="P63">Created break [1] in 'DEFAULT' (start.vdm) at line 3:16</text:p>
      <text:p text:style-name="P63">3: <text:s/><text:tab/>reset() == <text:span text:style-name="T112">(</text:span></text:p>
      <text:p text:style-name="P128"><text:span text:style-name="T59">startup&gt; </text:span><text:span text:style-name="T57">END</text:span></text:p>
      <text:p text:style-name="P63">&gt; </text:p>
      <text:p text:style-name="P32"/>
      <text:p text:style-name="P100"><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text:soft-page-break/>&gt; <text:span text:style-name="T48">files</text:span></text:p>
      <text:p text:style-name="Preformatted_20_Text">sortingWithCombineSubfamily.odt</text:p>
      <text:p text:style-name="Preformatted_20_Text">&gt; <text:span text:style-name="T48">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06">,</text:span> -measures<text:span text:style-name="T106">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95">start test [end test]</text:span>] - run CT trace(s)</text:p>
      <text:p text:style-name="P28">debugtrace &lt;name&gt; [<text:span text:style-name="T95">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2">script</text:span> &lt;file&gt; - run <text:span text:style-name="T52">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3">save [&lt;files&gt;]</text:span> - generate Word/ODF source extract files</text:p>
      <text:p text:style-name="P28">quit - leave the interpreter</text:p>
      <text:p text:style-name="P28">&gt;</text:p>
      <text:p text:style-name="P24"/>
      <text:p text:style-name="P24"/>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8">The </text:span><text:span text:style-name="T12">threads </text:span><text:span text:style-name="T28">command lists the running threads. </text:span><text:span text:style-name="T15">The </text:span><text:span text:style-name="T6">default </text:span><text:soft-page-break/><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 579</text:p>
      <text:p text:style-name="P28">Executed in 0.0090 secs.</text:p>
      <text:p text:style-name="P36">&gt; env</text:p>
      <text:p text:style-name="P28">test() = (() ==&gt; int)</text:p>
      <text:p text:style-name="P28">sk = 579</text:p>
      <text:p text:style-name="P36"><text:soft-page-break/>&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text:soft-page-break/>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text:soft-page-break/>+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22528156717010" text:continue-numbering="true" text:style-name="Outline">
        <text:list-item>
          <text:list>
            <text:list-item>
              <text:list>
                <text:list-item>
                  <text:h text:style-name="P162"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ext:span><text:soft-page-break/><text:span text:style-name="T15">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101"><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22528303026957"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2"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13: <text:s text:c="5"/>sj := j; <text:s text:c="67"/></text:p>
      <text:p text:style-name="P46">14: <text:s text:c="5"/>sk := i + j; <text:s text:c="63"/></text:p>
      <text:p text:style-name="P46">15: <text:s text:c="5"/>return sk; <text:s text:c="65"/></text:p>
      <text:p text:style-name="P46">16: <text:s text:c="3"/>); <text:s text:c="75"/></text:p>
      <text:p text:style-name="P46"><text:soft-page-break/>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1">hits </text:span>= 4" in 'A' (test.vpp) at line 12:3</text:p>
      <text:p text:style-name="P68">12: <text:s text:c="3"/>( si := i;</text:p>
      <text:p text:style-name="P4">&gt; break 12 &gt; 4</text:p>
      <text:p text:style-name="P68">Created break [2] when "<text:span text:style-name="T111">hits </text:span>&gt; 4" in 'A' (test.vpp) at line 12:3</text:p>
      <text:p text:style-name="P68">12: <text:s text:c="3"/>( si := i;</text:p>
      <text:p text:style-name="P4">&gt; break 12 &gt;= 4</text:p>
      <text:p text:style-name="P68">Created break [3] when "<text:span text:style-name="T111">hits </text:span>&gt;= 4" in 'A' (test.vpp) at line 12:3</text:p>
      <text:p text:style-name="P68">12: <text:s text:c="3"/>( si := i;</text:p>
      <text:p text:style-name="P4">&gt; break 12 mod 4</text:p>
      <text:p text:style-name="P68">Created break [4] when "<text:span text:style-name="T111">hits multiple of</text:span> 4" in 'A' (test.vpp) at line 12:3</text:p>
      <text:p text:style-name="P68">12: <text:s text:c="3"/>( si := i;</text:p>
      <text:p text:style-name="P4">&gt; break 12 i &gt; j or i+j &gt; 10</text:p>
      <text:p text:style-name="P68">Created break [5] when "i &gt; j or i+j &gt; 10" in 'A' (test.vpp) at line 12:3</text:p>
      <text:p text:style-name="P68">12: <text:s text:c="3"/>( si := i;</text:p>
      <text:p text:style-name="P68">&gt;</text:p>
      <text:p text:style-name="Preformatted_20_Text"/>
      <text:p text:style-name="Preformatted_20_Text"><text:soft-page-break/></text:p>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Runtime: Error 4134: Infinite or NaN trouble in 'A' (coverage.vpp) at line 5:11</text:p>
      <text:p text:style-name="Preformatted_20_Text">&gt;</text:p>
      <text:p text:style-name="P131"/>
      <text:p text:style-name="P109"><text:soft-page-break/>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48">s</text:span></text:p>
      <text:p text:style-name="Preformatted_20_Text">5: <text:s/><text:tab/><text:tab/><text:tab/>return x</text:p>
      <text:p text:style-name="Preformatted_20_Text">MainThread&gt; <text:span text:style-name="T48">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22528508841488"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5">are</text:span> <text:span text:style-name="T114">two</text:span> extra command<text:span text:style-name="T114">s</text:span> available, “<text:span text:style-name="T114">thread” and </text:span>“threads”, which <text:span text:style-name="T114">allow a thread to be selected and </text:span>display the status of all active threads, <text:span text:style-name="T114">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5">all</text:span> thread<text:span text:style-name="T114">s</text:span>. <text:span text:style-name="T11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oft-page-break/><text:span text:style-name="T114">plus the main thread, all of</text:span> which print out their thread IDs <text:span text:style-name="T115">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text:soft-page-break/>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14">loops, </text:span>call<text:span text:style-name="T114">ing</text:span> the IO class to print out its thread ID, followed by a skip statement <text:span text:style-name="T115">pause</text:span>. This is executed by three threads (see specification below), <text:span text:style-name="T114">plus the main thread</text:span>.</text:p>
      <text:p text:style-name="Text_20_body"><text:span text:style-name="T114">This debug session starts by putting a breakpoint on the skip pause loop, and then starting the </text:span><text:span text:style-name="T11">run</text:span><text:span text:style-name="T27"> operation</text:span>. <text:span text:style-name="T114">The execution stops quickly on the skip in the MainThread, and the </text:span><text:span text:style-name="T11">threads </text:span><text:span text:style-name="T27">command indicates that there are three other threads, which have not started.</text:span></text:p>
      <text:p text:style-name="P102"><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103"><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22529777535241" text:continue-numbering="true" text:style-name="Outline">
        <text:list-item>
          <text:list>
            <text:list-item>
              <text:h text:style-name="Heading_20_2" text:outline-level="2"><text:bookmark-start text:name="__RefHeading___Toc7199_985567249"/><text:soft-page-break/>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4">inc</text:span>: () ==&gt; ()</text:p>
      <text:p text:style-name="P66"><text:s text:c="8"/><text:span text:style-name="T64">inc</text:span>() == iv := iv + 1;</text:p>
      <text:p text:style-name="P66"><text:s text:c="7"/></text:p>
      <text:p text:style-name="P66"><text:s text:c="8"/>public get: () ==&gt; <text:span text:style-name="T64">int</text:span></text:p>
      <text:p text:style-name="P66"><text:s text:c="8"/>get() == return iv;</text:p>
      <text:p text:style-name="P66"/>
      <text:p text:style-name="P66"><text:s text:c="8"/>private run: () ==&gt; ()</text:p>
      <text:p text:style-name="P66"><text:s text:c="8"/>run() == while true do <text:span text:style-name="T64">inc</text:span>();</text:p>
      <text:p text:style-name="P66"/>
      <text:p text:style-name="P66"><text:s text:c="8"/>public static go: A ==&gt; ()</text:p>
      <text:p text:style-name="P66"><text:s text:c="8"/>go(a) == start(a);</text:p>
      <text:p text:style-name="P66"/>
      <text:p text:style-name="P66">sync</text:p>
      <text:p text:style-name="P66"><text:s text:c="8"/>per <text:span text:style-name="T64">inc</text:span> =&gt; #fin(get) &gt; #fin(<text:span text:style-name="T64">inc</text:span>);</text:p>
      <text:p text:style-name="P66"><text:s text:c="8"/>per get =&gt; #fin(get) = #fin(<text:span text:style-name="T64">inc</text:span>);</text:p>
      <text:p text:style-name="P66"/>
      <text:p text:style-name="P66">thread</text:p>
      <text:p text:style-name="P66"><text:s text:c="8"/>run();</text:p>
      <text:p text:style-name="P66"/>
      <text:p text:style-name="P66">end A</text:p>
      <text:p text:style-name="P66"/>
      <text:p text:style-name="P65"><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1">Initialized 1 class in 0.128 secs.</text:span><text:span text:style-name="T15"> </text:span></text:p>
      <text:p text:style-name="P24">Interpreter started</text:p>
      <text:p text:style-name="P36">&gt; create a := new A()</text:p>
      <text:p text:style-name="P36">&gt; p a</text:p>
      <text:p text:style-name="P28">= A{#1, iv:=0}</text:p>
      <text:p text:style-name="P28">Executed in 0.0050 secs. </text:p>
      <text:p text:style-name="P36"><text:soft-page-break/>&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5">ObjectThread-10 (</text:span><text:span text:style-name="T31">RUNNABLE</text:span><text:span text:style-name="T15">)</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5">ObjectThread-10 (</text:span><text:span text:style-name="T31">RUNNABLE</text:span><text:span text:style-name="T15">)</text:span></text:p>
      <text:p text:style-name="P36">&gt; p a</text:p>
      <text:p text:style-name="P28">= A{#1, iv:=2}</text:p>
      <text:p text:style-name="P28">Executed in 0.0080 secs. </text:p>
      <text:p text:style-name="P28"/>
      <text:p text:style-name="P24"/>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22529208545260"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 </text:span><text:span text:style-name="T30">They are packaged into a jar called “stdlib-&lt;version&gt;.jar”.</text:span></text:p>
      <text:p text:style-name="P152"><text:span text:style-name="T15">To use librar</text:span><text:span text:style-name="T30">ies</text:span><text:span text:style-name="T15">, you must include the library jar on your classpath. Library jars include the VDM source</text:span><text:span text:style-name="T30">s</text:span><text:span text:style-name="T15"> of the library, plus any supporting Java native code needed (see </text:span><text:span text:style-name="T15"><text:bookmark-ref text:reference-format="number" text:ref-name="__RefNumPara__7015_3082763341">[10]</text:bookmark-ref></text:span><text:span text:style-name="T15">).</text:span></text:p>
      <text:p text:style-name="P153"><text:span text:style-name="T29">Unfortunately, if you </text:span><text:span text:style-name="T117">require</text:span><text:span text:style-name="T29"> more than one jar on the </text:span><text:span text:style-name="T30">Java</text:span><text:span text:style-name="T29"> classpath, you can no longer start VDMJ using the “-jar” option. Instead, you have to set the classpath using “-cp” and then </text:span><text:span text:style-name="T117">name</text:span><text:span text:style-name="T29"> the main class, which is “com.fujitsu.vdmj.VDMJ”. </text:span><text:span text:style-name="T30">See the example below.</text:span></text:p>
      <text:p text:style-name="P153"><text:span text:style-name="T29">Note that </text:span><text:span text:style-name="T30">if your project does not already contain the VDM source of the library, </text:span><text:span text:style-name="T29">the sources of the library modules that you </text:span><text:span text:style-name="T117">mention</text:span><text:span text:style-name="T29"> will be copied out of the library and into temporary files </text:span><text:span text:style-name="T117">and</text:span><text:span text:style-name="T29"> associated with your session. The temporary files are deleted when VDMJ closes.</text:span></text:p>
      <text:p text:style-name="Text_20_body"><text:span text:style-name="T15">For example, the following </text:span><text:span text:style-name="T117">example</text:span><text:span text:style-name="T15"> calls the sine function from the MATH library, assuming the VDM-SL source is </text:span><text:span text:style-name="T29">called </text:span><text:span text:style-name="T6">MATH.vdm</text:span><text:span text:style-name="T13">sl</text:span><text:span text:style-name="T15">.</text:span></text:p>
      <text:p text:style-name="Preformatted_20_Text"/>
      <text:p text:style-name="Preformatted_20_Text"><text:span text:style-name="T31">$ java -</text:span><text:span text:style-name="T58">cp</text:span><text:span text:style-name="T31"> vdmj-4.4.</text:span><text:span text:style-name="T32">4</text:span><text:span text:style-name="T31">.jar:</text:span><text:span text:style-name="T32">stdlib-4.4.4.jar com.fujitsu.vdmj.VDMJ</text:span><text:span text:style-name="T31"> -vdmsl -i MATH.vdm</text:span><text:span text:style-name="T32">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mp/tmp4596293493271508371MATH.vdmsl</text:p>
      <text:p text:style-name="P24"/>
      <text:p text:style-name="P36">&gt; p sin(MATH`pi/4)</text:p>
      <text:p text:style-name="P24">= 0.7071067811865475</text:p>
      <text:p text:style-name="P24">Executed in 0.005 secs. </text:p>
      <text:p text:style-name="P24">&gt; </text:p>
      <text:p text:style-name="P24"/>
      <text:p text:style-name="P21"><text:soft-page-break/></text:p>
      <text:list xml:id="list122528024676176"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chapter" text:ref-name="__RefHeading___Toc7292_2130014378">2.6</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2">public</text:span><text:span text:style-name="T39"> </text:span><text:span text:style-name="T72">class</text:span><text:span text:style-name="T39"> SpecTest </text:span><text:span text:style-name="T72">extends</text:span><text:span text:style-name="T39"> VDMJUnitTestPP</text:span></text:p>
      <text:p text:style-name="Preformatted_20_Text">{</text:p>
      <text:p text:style-name="Preformatted_20_Text"><text:span text:style-name="T36"><text:tab/></text:span><text:span text:style-name="T74">@BeforeClass</text:span></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start() </text:span><text:span text:style-name="T71">throws</text:span><text:span text:style-name="T36"> Exception</text:span></text:p>
      <text:p text:style-name="Preformatted_20_Text"><text:tab/>{</text:p>
      <text:p text:style-name="Preformatted_20_Text"><text:tab/><text:tab/><text:span text:style-name="T40">setRelease</text:span><text:span text:style-name="T37">(Release.</text:span><text:span text:style-name="T81">VDM_10</text:span><text:span text:style-name="T37">);</text:span></text:p>
      <text:p text:style-name="Preformatted_20_Text"><text:span text:style-name="T36"><text:tab/><text:tab/></text:span><text:span text:style-name="T42">readSpecification</text:span><text:span text:style-name="T36">(</text:span><text:span text:style-name="T76">"test.vpp"</text:span><text:span text:style-name="T36">);</text:span></text:p>
      <text:p text:style-name="Preformatted_20_Text"><text:tab/>}</text:p>
      <text:p text:style-name="Preformatted_20_Text"><text:tab/></text:p>
      <text:p text:style-name="Preformatted_20_Text"><text:span text:style-name="T36"><text:tab/></text:span><text:span text:style-name="T74">@Before</text:span></text:p>
      <text:p text:style-name="Preformatted_20_Text"><text:span text:style-name="T36"><text:tab/></text:span><text:span text:style-name="T71">public</text:span><text:span text:style-name="T36"> </text:span><text:span text:style-name="T71">void</text:span><text:span text:style-name="T36">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6"><text:tab/></text:span><text:span text:style-name="T74">@Test</text:span></text:p>
      <text:p text:style-name="Preformatted_20_Text"><text:span text:style-name="T36"><text:tab/></text:span><text:span text:style-name="T71">public</text:span><text:span text:style-name="T36"> </text:span><text:span text:style-name="T71">void</text:span><text:span text:style-name="T36"> test() </text:span><text:span text:style-name="T71">throws</text:span><text:span text:style-name="T36"> Exception</text:span></text:p>
      <text:p text:style-name="Preformatted_20_Text"><text:tab/>{</text:p>
      <text:p text:style-name="Preformatted_20_Text"><text:span text:style-name="T36"><text:tab/><text:tab/></text:span><text:span text:style-name="T42">assertEquals</text:span><text:span text:style-name="T36">(10, runInt(</text:span><text:span text:style-name="T76">"new A().f(9)"</text:span><text:span text:style-name="T36">));</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1">nat</text:span><text:span text:style-name="T83"> -&gt; </text:span><text:span text:style-name="T4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82"><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46"><text:tab/></text:span><text:span text:style-name="T75">@Test</text:span></text:p>
      <text:p text:style-name="P132"><text:span text:style-name="T44"><text:tab/></text:span><text:span text:style-name="T73">public</text:span><text:span text:style-name="T44"> </text:span><text:span text:style-name="T73">void</text:span><text:span text:style-name="T44"> one() </text:span><text:span text:style-name="T73">throws</text:span><text:span text:style-name="T44"> Exception</text:span></text:p>
      <text:p text:style-name="P61"><text:tab/>{</text:p>
      <text:p text:style-name="P132"><text:span text:style-name="T44"><text:tab/><text:tab/>run(</text:span><text:span text:style-name="T77">"setValue(123)"</text:span><text:span text:style-name="T44">);</text:span></text:p>
      <text:p text:style-name="P132"><text:span text:style-name="T44"><text:tab/><text:tab/>assertVDM(</text:span><text:span text:style-name="T77">"getValue()"</text:span><text:span text:style-name="T44">, </text:span><text:span text:style-name="T77">"RESULT = 123"</text:span><text:span text:style-name="T44">);</text:span></text:p>
      <text:p text:style-name="P61"><text:tab/><text:tab/></text:p>
      <text:p text:style-name="P132"><text:span text:style-name="T44"><text:tab/><text:tab/></text:span><text:span text:style-name="T73">try</text:span></text:p>
      <text:p text:style-name="P61"><text:tab/><text:tab/>{</text:p>
      <text:p text:style-name="P132"><text:span text:style-name="T44"><text:tab/><text:tab/><text:tab/></text:span><text:span text:style-name="T45">Value r = run(</text:span><text:span text:style-name="T78">"getValue()"</text:span><text:span text:style-name="T45">);</text:span></text:p>
      <text:p text:style-name="P132"><text:span text:style-name="T44"><text:tab/><text:tab/><text:tab/>assertVDM(</text:span><text:span text:style-name="T77">"Testing!"</text:span><text:span text:style-name="T44">, </text:span><text:span text:style-name="T78">r</text:span><text:span text:style-name="T44">, </text:span><text:span text:style-name="T77">"RESULT = 456"</text:span><text:span text:style-name="T44">);</text:span></text:p>
      <text:p text:style-name="P132"><text:span text:style-name="T44"><text:tab/><text:tab/><text:tab/></text:span><text:span text:style-name="T47">fail</text:span><text:span text:style-name="T44">(</text:span><text:span text:style-name="T77">"Expected failure"</text:span><text:span text:style-name="T44">);</text:span></text:p>
      <text:p text:style-name="P61"><text:tab/><text:tab/>}</text:p>
      <text:p text:style-name="P132"><text:span text:style-name="T44"><text:tab/><text:tab/></text:span><text:span text:style-name="T73">catch</text:span><text:span text:style-name="T44"> (AssertionError </text:span><text:span text:style-name="T97">e</text:span><text:span text:style-name="T44">)</text:span></text:p>
      <text:p text:style-name="P61"><text:tab/><text:tab/>{</text:p>
      <text:p text:style-name="P132"><text:span text:style-name="T44"><text:tab/><text:tab/><text:tab/></text:span><text:span text:style-name="T47">assertEquals</text:span><text:span text:style-name="T44">(</text:span><text:span text:style-name="T97">e</text:span><text:span text:style-name="T44">.getMessage(), </text:span><text:span text:style-name="T77">"Testing!"</text:span><text:span text:style-name="T44">);</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71">try</text:span></text:p>
      <text:p text:style-name="Preformatted_20_Text"><text:tab/>{</text:p>
      <text:p text:style-name="Preformatted_20_Text"><text:span text:style-name="T36"><text:tab/><text:tab/>create(</text:span><text:span text:style-name="T76">"object"</text:span><text:span text:style-name="T36">, </text:span><text:span text:style-name="T76">"new A()"</text:span><text:span text:style-name="T36">);</text:span></text:p>
      <text:p text:style-name="Preformatted_20_Text"><text:span text:style-name="T36"><text:tab/><text:tab/>run(</text:span><text:span text:style-name="T76">"object.f(100)"</text:span><text:span text:style-name="T36">);</text:span></text:p>
      <text:p text:style-name="Preformatted_20_Text"><text:span text:style-name="T36"><text:tab/><text:tab/></text:span><text:span text:style-name="T42">fail</text:span><text:span text:style-name="T36">(</text:span><text:span text:style-name="T76">"Expecting precondition failure"</text:span><text:span text:style-name="T36">);</text:span></text:p>
      <text:p text:style-name="Preformatted_20_Text"><text:tab/>}</text:p>
      <text:p text:style-name="Preformatted_20_Text"><text:span text:style-name="T36"><text:tab/></text:span><text:span text:style-name="T71">catch</text:span><text:span text:style-name="T36"> (ContextException e)</text:span></text:p>
      <text:p text:style-name="Preformatted_20_Text"><text:tab/>{</text:p>
      <text:p text:style-name="Preformatted_20_Text"><text:span text:style-name="T36"><text:tab/><text:tab/></text:span><text:span text:style-name="T79">// Error 4055: Precondition failure: pre_f in 'A' at line 5:11</text:span></text:p>
      <text:p text:style-name="Preformatted_20_Text"><text:span text:style-name="T36"><text:tab/><text:tab/></text:span><text:span text:style-name="T42">assertEquals</text:span><text:span text:style-name="T36">(4055, e.</text:span><text:span text:style-name="T80">number</text:span><text:span text:style-name="T36">);</text:span></text:p>
      <text:p text:style-name="Preformatted_20_Text"><text:span text:style-name="T36"><text:tab/><text:tab/></text:span><text:span text:style-name="T42">assertEquals</text:span><text:span text:style-name="T36">(</text:span><text:span text:style-name="T76">"A"</text:span><text:span text:style-name="T36">, e.</text:span><text:span text:style-name="T80">location</text:span><text:span text:style-name="T36">.</text:span><text:span text:style-name="T80">module</text:span><text:span text:style-name="T36">);</text:span></text:p>
      <text:p text:style-name="Preformatted_20_Text"><text:span text:style-name="T36"><text:tab/><text:tab/></text:span><text:span text:style-name="T42">assertEquals</text:span><text:span text:style-name="T36">(</text:span><text:span text:style-name="T76">"test.vpp"</text:span><text:span text:style-name="T36">, e.</text:span><text:span text:style-name="T80">location</text:span><text:span text:style-name="T36">.</text:span><text:span text:style-name="T80">file</text:span><text:span text:style-name="T36">.getName());</text:span></text:p>
      <text:p text:style-name="Preformatted_20_Text"><text:span text:style-name="T36"><text:tab/><text:tab/></text:span><text:span text:style-name="T42">assertEquals</text:span><text:span text:style-name="T36">(5, e.</text:span><text:span text:style-name="T80">location</text:span><text:span text:style-name="T36">.</text:span><text:span text:style-name="T80">startLine</text:span><text:span text:style-name="T36">);</text:span></text:p>
      <text:p text:style-name="Preformatted_20_Text"><text:span text:style-name="T36"><text:tab/><text:tab/></text:span><text:span text:style-name="T42">assertEquals</text:span><text:span text:style-name="T36">(11, e.</text:span><text:span text:style-name="T80">location</text:span><text:span text:style-name="T36">.</text:span><text:span text:style-name="T80">startPos</text:span><text:span text:style-name="T36">);</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96">a contiguous range of tests</text:span>, or a reduced subset of the tests. Three <text:span text:style-name="T6">runTrace </text:span>methods are provided, as follows:</text:p>
      <text:p text:style-name="P56"/>
      <text:p text:style-name="P113">@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wo()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text:span><text:span text:style-name="T43">1, </text:span><text:span text:style-name="T36">3));</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hre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0.5, TraceReductionType.</text:span><text:span text:style-name="T82">RANDOM</text:span><text:span text:style-name="T36">,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 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 4.</text:bookmark-ref></text:span><text:span text:style-name="T15">).</text:span></text:p>
      <text:p text:style-name="P84"/>
      <text:p text:style-name="Text_20_body">The VDMJUnitTest framework provides the following methods to tests:</text:p>
      <text:list xml:id="list1267663504" text:style-name="L1">
        <text:list-item>
          <text:p text:style-name="P174"><text:span text:style-name="T48">setRelease(Release) </text:span><text:span text:style-name="T84">to specify the language release to parse. The default is VDM classic.</text:span></text:p>
        </text:list-item>
        <text:list-item>
          <text:p text:style-name="P175">readSpecification([Charset], file/dirs...) <text:span text:style-name="T84">to parse and type check specification files.</text:span></text:p>
        </text:list-item>
        <text:list-item>
          <text:p text:style-name="P176">getErrors()<text:span text:style-name="T84"> to get a List&lt;VDMError&gt; of syntax or type checking errors after readSpecification</text:span></text:p>
        </text:list-item>
        <text:list-item>
          <text:p text:style-name="P176">getWarnings()<text:span text:style-name="T84"> to get a List&lt;VDMWarning&gt; after readSpecification</text:span></text:p>
        </text:list-item>
        <text:list-item>
          <text:p text:style-name="P175">init <text:span text:style-name="T84">to (re)initialize a loaded specification.</text:span></text:p>
        </text:list-item>
        <text:list-item>
          <text:p text:style-name="P175">setDefault(Name) <text:span text:style-name="T84">to set the default module or class name.</text:span></text:p>
        </text:list-item>
        <text:list-item>
          <text:p text:style-name="P175">create(Name, Expr) <text:span text:style-name="T84">for VDM++ and VDM-RT only, to create temporary object values</text:span></text:p>
        </text:list-item>
        <text:list-item>
          <text:p text:style-name="P175">run(Expr) <text:span text:style-name="T84">to parse and evaluate the expression and return a VDMJ Value.</text:span></text:p>
        </text:list-item>
        <text:list-item>
          <text:p text:style-name="P175">runInt(Expr) <text:span text:style-name="T84">same as run, but return a long.</text:span></text:p>
        </text:list-item>
        <text:list-item>
          <text:p text:style-name="P175">runReal(Expr) <text:span text:style-name="T84">same as run, but return a double.</text:span></text:p>
        </text:list-item>
        <text:list-item>
          <text:p text:style-name="P175">runBool(Expr) <text:span text:style-name="T84">same as run, but return a boolean.</text:span></text:p>
        </text:list-item>
        <text:list-item>
          <text:p text:style-name="P175">runTrace(Name) <text:span text:style-name="T84">run all the tests from the named combinatorial trace.</text:span></text:p>
        </text:list-item>
        <text:list-item>
          <text:p text:style-name="P175">runTrace(Name, <text:span text:style-name="T96">first, last</text:span>) <text:span text:style-name="T84">run the specific test </text:span><text:span text:style-name="T85">range</text:span><text:span text:style-name="T84"> from a trace.</text:span></text:p>
        </text:list-item>
        <text:list-item>
          <text:p text:style-name="P175">runTrace(Name, subset, method, seed) <text:span text:style-name="T84">run a subset of tests, reduced by the given method.</text:span></text:p>
        </text:list-item>
        <text:list-item>
          <text:p text:style-name="P177">assertVDM([Message], Value, VDM assertion) <text:span text:style-name="T84">test value against a VDM assertion</text:span></text:p>
        </text:list-item>
        <text:list-item>
          <text:p text:style-name="P177">assertVDM([Message], Expr, VDM assertion) <text:span text:style-name="T84">test VDM expression against VDM assertion</text:span></text:p>
        </text:list-item>
      </text:list>
      <text:p text:style-name="P73"><text:soft-page-break/></text:p>
      <text:p text:style-name="P73">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84">A subclass of the VDMJ </text:span><text:span text:style-name="T14">Value</text:span><text:span text:style-name="T84"> class is returned from the </text:span><text:span text:style-name="T14">run</text:span><text:span text:style-name="T33"> method, which allows any value to be returned. Such </text:span><text:span text:style-name="T14">Value</text:span><text:span text:style-name="T33"> objects either have fields or getter methods to allow them to be examined, though note that many </text:span><text:span text:style-name="T14">Value</text:span><text:span text:style-name="T33"> subtypes contain other </text:span><text:span text:style-name="T14">Values</text:span><text:span text:style-name="T33"> – for example, a </text:span><text:span text:style-name="T14">SetValue</text:span><text:span text:style-name="T33"> contains a set of </text:span><text:span text:style-name="T14">Values</text:span><text:span text:style-name="T33">, and a </text:span><text:span text:style-name="T14">RecordValue</text:span><text:span text:style-name="T33"> contains a map of String field names to </text:span><text:span text:style-name="T14">Values</text:span><text:span text:style-name="T33">. </text:span><text:span text:style-name="T14">Values</text:span><text:span text:style-name="T33"> can be converted to Java primitives using (for example) the </text:span><text:span text:style-name="T14">boolValue</text:span><text:span text:style-name="T33"> or </text:span><text:span text:style-name="T14">realValue</text:span><text:span text:style-name="T33"> methods.</text:span></text:p>
      <text:p text:style-name="P67">To execute JUnit tests with VDMJUnit, you need to have the VDMJ jar as well as the Junit 4 and VDMJUnit jars on the classpath.</text:p>
      <text:p text:style-name="P67">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1">public</text:span><text:span text:style-name="T36"> </text:span><text:span text:style-name="T71">class</text:span><text:span text:style-name="T36"> NonJUnitExample </text:span><text:span text:style-name="T71">extends</text:span><text:span text:style-name="T36"> VDMJUnitTestSL</text:span></text:p>
      <text:p text:style-name="Preformatted_20_Text">{</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main(String[] args) </text:span><text:span text:style-name="T71">throws</text:span><text:span text:style-name="T36"> Exception</text:span></text:p>
      <text:p text:style-name="Preformatted_20_Text"><text:tab/>{</text:p>
      <text:p text:style-name="Preformatted_20_Text"><text:span text:style-name="T36"><text:tab/><text:tab/></text:span><text:span text:style-name="T71">new</text:span><text:span text:style-name="T36"> NonJUnitExample().execute(args);</text:span></text:p>
      <text:p text:style-name="Preformatted_20_Text"><text:tab/>}</text:p>
      <text:p text:style-name="Preformatted_20_Text"><text:tab/></text:p>
      <text:p text:style-name="Preformatted_20_Text"><text:span text:style-name="T36"><text:tab/></text:span><text:span text:style-name="T71">public</text:span><text:span text:style-name="T36"> </text:span><text:span text:style-name="T71">void</text:span><text:span text:style-name="T36"> execute(String[] args) </text:span><text:span text:style-name="T71">throws</text:span><text:span text:style-name="T36"> Exception</text:span></text:p>
      <text:p text:style-name="Preformatted_20_Text"><text:tab/>{</text:p>
      <text:p text:style-name="Preformatted_20_Text"><text:span text:style-name="T36"><text:tab/><text:tab/></text:span><text:span text:style-name="T42">setRelease</text:span><text:span text:style-name="T36">(Release.</text:span><text:span text:style-name="T82">VDM_10</text:span><text:span text:style-name="T36">);</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6"><text:tab/><text:tab/>System.</text:span><text:span text:style-name="T82">out</text:span><text:span text:style-name="T36">.println(run(args[1]));</text:span></text:p>
      <text:p text:style-name="Preformatted_20_Text"><text:tab/>}</text:p>
      <text:p text:style-name="P46">}</text:p>
      <text:list xml:id="list122529459821628" text:continue-list="list122528024676176"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5"><text:tab/>test2: obj.op1()</text:span><text:span text:style-name="T31">{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6">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36">st</text:span> x <text:span text:style-name="T36">mod</text:span> 2 = 0 in</text:p>
      <text:p text:style-name="Preformatted_20_Text"><text:tab/><text:tab/><text:tab/>let y = x + 1 in</text:p>
      <text:p text:style-name="P66"><text:tab/><text:tab/><text:tab/><text:tab/>(<text:span text:style-name="T36">obj</text:span>.op1(); <text:span text:style-name="T36">obj</text:span>.op2(x,y){1,2} | <text:span text:style-name="T36">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text:soft-page-break/>Result = [1, 10, PASSED]</text:p>
      <text:p text:style-name="P47">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36">int</text:span> * <text:span text:style-name="T36">int</text:span> ==&gt; <text:span text:style-name="T36">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48">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48">FAILED</text:span>]</text:p>
      <text:p text:style-name="P117">Test 5 = obj.op1(); obj.op2(4, 5); obj.op2(4, 5)</text:p>
      <text:p text:style-name="P6">Test 5 FILTERED by test 4</text:p>
      <text:p text:style-name="P117">Test 6 = obj.op1(); obj.op1()</text:p>
      <text:p text:style-name="P117"><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gt; savetrace output<text:span text:style-name="T89">file</text:span></text:p>
      <text:p text:style-name="Preformatted_20_Text">runtrace output redirected to output<text:span text:style-name="T89">file</text:span></text:p>
      <text:p text:style-name="P4">&gt; runtrace Tester`test3</text:p>
      <text:p text:style-name="Preformatted_20_Text">Trace output sent to output<text:span text:style-name="T89">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22528604871504"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0"><text:tab/>T1: let x in set {111, 222} in obj.</text:span><text:span text:style-name="T37">op</text:span><text:span text:style-name="T63">(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text:soft-page-break/>Result = [111, 222, 333, PASSED]</text:p>
      <text:p text:style-name="P118">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87">[CTMainThread-396]&gt; </text:span><text:span text:style-name="T49">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87">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36">op</text:span>: <text:span text:style-name="T36">int</text:span> * <text:span text:style-name="T36">int</text:span> ==&gt; ()</text:p>
      <text:p text:style-name="P66"><text:tab/><text:span text:style-name="T36">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soft-page-break/><text:tab/></text:p>
      <text:p text:style-name="P66">traces</text:p>
      <text:p text:style-name="P66"><text:tab/>T: let x in set {-1, 0, 1} in <text:span text:style-name="T36">obj</text:span>.<text:span text:style-name="T36">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38">&gt; </text:span><text:span text:style-name="T37"><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8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soft-page-break/><text:tab/>self = A{#1}</text:p>
      <text:p text:style-name="P51"><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88">&gt; </text:span><text:s/></text:p>
      <text:list xml:id="list122528655641623"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1">20</text:span>} in op(x){1,<text:span text:style-name="T90">6</text:span>};</text:p>
      <text:p text:style-name="Preformatted_20_Text"/>
      <text:p text:style-name="Text_20_body">That generates <text:span text:style-name="T91">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1">&gt; </text:span><text:s/></text:p>
      <text:p text:style-name="Preformatted_20_Text"/>
      <text:p text:style-name="P80">You can see how a similar trace could generate thousands or millions of tests. <text:span text:style-name="T96">The simplest way to reduce the number of tests executed is to specify a range of test numbers to run. For example:</text:span></text:p>
      <text:p text:style-name="P11"/>
      <text:p text:style-name="P11">&gt; runtrace T <text:span text:style-name="T96">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xt:soft-page-break/>Test 102 = op(17); op(17); op(17); op(17); op(17); op(17)</text:p>
      <text:p text:style-name="P58">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96">109 of the 120 tests were excluded. This method of trace reduction is useful if a very large number of tests need to be executed, and it is convenient to (say) execute one million per day, and check the results.</text:span></text:p>
      <text:p text:style-name="P80"><text:span text:style-name="T96">Another way</text:span> to reduce the number of tests executed <text:span text:style-name="T96">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text:soft-page-break/>Notice that now we only generate <text:span text:style-name="T91">12</text:span> tests (<text:span text:style-name="T91">10</text:span>% of <text:span text:style-name="T91">12</text:span>0). The <text:span text:style-name="T91">12</text:span> we get are selected at random from the <text:span text:style-name="T91">120</text:span>, so you can see the first one is number <text:span text:style-name="T91">5</text:span>, then <text:span text:style-name="T91">41</text:span>, and the last two are <text:span text:style-name="T91">103</text:span> and <text:span text:style-name="T91">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9"/>
      <text:p text:style-name="P12">&gt; seedtrace 12345</text:p>
      <text:p text:style-name="P71">Seed now set to 12345</text:p>
      <text:p text:style-name="P9">&gt; filter 1<text:span text:style-name="T92">0</text:span></text:p>
      <text:p text:style-name="P120">Trace filter currently 1<text:span text:style-name="T92">0</text:span>% RANDOM <text:span text:style-name="T90">(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8">&gt; filter shapes</text:span><text:span text:style-name="T67">_</text:span><text:span text:style-name="T48">novars</text:span></text:p>
      <text:p text:style-name="Preformatted_20_Text">Trace filter currently <text:span text:style-name="T92">10</text:span>% SHAPES_NOVARS <text:span text:style-name="T90">(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0">(seed 0)</text:span></text:p>
      <text:p text:style-name="Preformatted_20_Text">&gt;</text:p>
      <text:p text:style-name="Preformatted_20_Text"/>
      <text:p text:style-name="P74">Notice that in the random 1<text:span text:style-name="T92">0</text:span>% reduction (giving <text:span text:style-name="T92">12</text:span> tests) <text:span text:style-name="T92">no tests were selected that had three op calls</text:span>. There are tests with <text:span text:style-name="T92">three</text:span> op calls, but this "shape" is missed entirely. By changing the filter to use shapes, a different set of tests is selected and this time those with a<text:span text:style-name="T92">ll</text:span> shape<text:span text:style-name="T92">s</text:span> <text:span text:style-name="T92">are</text:span> represented. <text:span text:style-name="T88">The first new instance of every shape will be present in the selected tests, plus a random selection of tests to achieve the filter percentage reduction requested.</text:span></text:p>
      <text:p text:style-name="P74"><text:soft-page-break/>The other reduction options additionally consider "let" variable names and their values when identifying shapes. See [11].</text:p>
      <text:list xml:id="list122529805618614"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0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22527889428648"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08">default </text:span>syntax:</text:p>
      <text:p text:style-name="P91"/>
      <text:p text:style-name="P95">‘@’, identifier, [ ‘(‘, expression list, ‘)’ ]</text:p>
      <text:p text:style-name="P94"/>
      <text:p text:style-name="P90">So for example, <text:span text:style-name="T109">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0">s</text:span> can be traced during execution as follows:</text:p>
      <text:p text:style-name="P96"/>
      <text:p text:style-name="P98">functions</text:p>
      <text:p text:style-name="P98"><text:s text:c="4"/>add: nat * nat +&gt; nat</text:p>
      <text:p text:style-name="P98"><text:s text:c="4"/>add(a, b) ==</text:p>
      <text:p text:style-name="P92"><text:span text:style-name="T110"><text:s text:c="8"/>/</text:span>* @Trace(a, b) *<text:span text:style-name="T110">/ a + b;</text:span></text:p>
      <text:list xml:id="list122529569788943"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22528325250972"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1">vdmj.&lt;area&gt;.&lt;</text:span><text:span text:style-name="T54">some_</text:span><text:span text:style-name="T51">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readers = null</text:p>
      <text:p text:style-name="Preformatted_20_Text"/>
      <text:p text:style-name="P179"><text:span text:style-name="T121">This property is used to define external file readers. The property is a comma separated list of &lt;suffix&gt;=&lt;class&gt; pairs, for example “.pdf=examples.parser.PDFStreamReader”.</text:span></text:p>
      <text:p text:style-name="Preformatted_20_Text"/>
      <text:p text:style-name="Preformatted_20_Text"># The <text:span text:style-name="T55">package list</text:span> for annotation classes to load.</text:p>
      <text:p text:style-name="P151">vdmj.annotations.<text:span text:style-name="T55">packages</text:span> = com.fujitsu.vdmj.ast.annotations;annotations.ast</text:p>
      <text:p text:style-name="Preformatted_20_Text"/>
      <text:p text:style-name="Text_20_body">This is a <text:span text:style-name="T116">list of packages</text:span> that is used to look for annotation classes. For example @Warning would look for a class called ASTWarningAnnotation <text:span text:style-name="T11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8">This property </text:span><text:span text:style-name="T11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3">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19">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19">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1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1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18">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78">This setting <text:span text:style-name="T122">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list xml:id="list122529323908889"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4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4">seq</text:span> of M;</text:p>
      <text:p text:style-name="Preformatted_20_Text">--<text:span text:style-name="T64">inv</text:span> Q == </text:p>
      <text:p text:style-name="Preformatted_20_Text">-- <text:s/><text:span text:style-name="T64">forall</text:span> a in set <text:span text:style-name="T64">elems</text:span> Q &amp;</text:p>
      <text:p text:style-name="Preformatted_20_Text">-- <text:s text:c="3"/>(not exists b in set <text:span text:style-name="T6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4">nat</text:span></text:p>
      <text:p text:style-name="Preformatted_20_Text"><text:s text:c="5"/>stop : <text:span text:style-name="T64">nat</text:span></text:p>
      <text:p text:style-name="Preformatted_20_Text"><text:span text:style-name="T64">inv</text:span> mk_M(-, a, b) == (b &gt;= a)</text:p>
      <text:p text:style-name="Preformatted_20_Text"/>
      <text:p text:style-name="Preformatted_20_Text"/>
      <text:p text:style-name="Preformatted_20_Text">state Memory of</text:p>
      <text:p text:style-name="Preformatted_20_Text"><text:s text:c="2"/><text:span text:style-name="T64">rseed</text:span>: <text:span text:style-name="T64">nat</text:span></text:p>
      <text:p text:style-name="Preformatted_20_Text"><text:s text:c="2"/>Q3: Quadrant</text:p>
      <text:p text:style-name="Preformatted_20_Text"><text:s text:c="2"/>Q4: Quadrant</text:p>
      <text:p text:style-name="Preformatted_20_Text"><text:span text:style-name="T64">inv</text:span> mk_Memory(-, q3, q4) == <text:span text:style-name="T64">len</text:span> q3 &gt; 0 and <text:span text:style-name="T64">len</text:span> q4 &gt; 0</text:p>
      <text:p text:style-name="Preformatted_20_Text"><text:span text:style-name="T6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4">sizeof</text:span>: M -&gt; nat1</text:p>
      <text:p text:style-name="Preformatted_20_Text"><text:span text:style-name="T6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4">spacefor</text:span>: nat1 * Quadrant -&gt; nat1</text:p>
      <text:p text:style-name="Preformatted_20_Text"><text:span text:style-name="T64">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4">sizeof</text:span>(h) &gt;= size</text:p>
      <text:p text:style-name="Preformatted_20_Text"><text:s text:c="18"/>then <text:span text:style-name="T64">sizeof</text:span>(h) </text:p>
      <text:p text:style-name="Preformatted_20_Text"><text:s text:c="18"/>else <text:span text:style-name="T6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4">nat</text:span></text:p>
      <text:p text:style-name="Preformatted_20_Text">QuadrantLen(-,list) == </text:p>
      <text:p text:style-name="Preformatted_20_Text"><text:s text:c="2"/><text:span text:style-name="T64">len</text:span> list;</text:p>
      <text:p text:style-name="Preformatted_20_Text"/>
      <text:p text:style-name="Preformatted_20_Text"><text:span text:style-name="T64">bestfit</text:span>: nat1 * Quadrant -&gt; nat1</text:p>
      <text:p text:style-name="Preformatted_20_Text"><text:span text:style-name="T6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4">sizeof</text:span>(h) &gt;= size</text:p>
      <text:p text:style-name="Preformatted_20_Text"><text:s text:c="18"/>then least(<text:span text:style-name="T64">sizeof</text:span>(h), <text:span text:style-name="T64">bestfit</text:span>(size, tail))</text:p>
      <text:p text:style-name="Preformatted_20_Text"><text:s text:c="18"/>else <text:span text:style-name="T6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4">pre</text:span> hole &gt;= size</text:p>
      <text:p text:style-name="Preformatted_20_Text">measure QuadrantLen2;</text:p>
      <text:p text:style-name="Preformatted_20_Text"/>
      <text:p text:style-name="Preformatted_20_Text">QuadrantLen2: nat1 * nat1 * Quadrant -&gt; <text:span text:style-name="T64">nat</text:span></text:p>
      <text:p text:style-name="Preformatted_20_Text">QuadrantLen2(-,-,list) == </text:p>
      <text:p text:style-name="Preformatted_20_Text"><text:s text:c="2"/><text:span text:style-name="T6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4">nat</text:span></text:p>
      <text:p text:style-name="Preformatted_20_Text">QuadrantLen0(list) == </text:p>
      <text:p text:style-name="Preformatted_20_Text"><text:s text:c="2"/><text:span text:style-name="T64">len</text:span> list;</text:p>
      <text:p text:style-name="Preformatted_20_Text"/>
      <text:p text:style-name="Preformatted_20_Text">delete: M * Quadrant -&gt; Quadrant</text:p>
      <text:p text:style-name="Preformatted_20_Text">delete(item, Q) ==</text:p>
      <text:p text:style-name="Preformatted_20_Text"><text:s text:c="2"/>if <text:span text:style-name="T64">hd</text:span> Q = item</text:p>
      <text:p text:style-name="Preformatted_20_Text"><text:s text:c="2"/>then combine([mk_M(&lt;FREE&gt;, item.start, item.stop)] ^ <text:span text:style-name="T64">tl</text:span> Q)</text:p>
      <text:p text:style-name="Preformatted_20_Text"><text:s text:c="2"/>else [<text:span text:style-name="T64">hd</text:span> Q] ^ delete(item, <text:span text:style-name="T64">tl</text:span> Q)</text:p>
      <text:p text:style-name="Preformatted_20_Text"><text:s text:c="2"/>measure MQuadrantLen;</text:p>
      <text:p text:style-name="Preformatted_20_Text"/>
      <text:p text:style-name="Preformatted_20_Text">MQuadrantLen: M * Quadrant -&gt; <text:span text:style-name="T64">nat</text:span></text:p>
      <text:p text:style-name="Preformatted_20_Text">MQuadrantLen(-,list) == </text:p>
      <text:p text:style-name="Preformatted_20_Text"><text:s text:c="2"/><text:span text:style-name="T64">len</text:span> list;</text:p>
      <text:p text:style-name="Preformatted_20_Text"><text:soft-page-break/></text:p>
      <text:p text:style-name="Preformatted_20_Text">fragments: Quadrant -&gt; <text:span text:style-name="T64">nat</text:span></text:p>
      <text:p text:style-name="Preformatted_20_Text">fragments(Q) ==</text:p>
      <text:p text:style-name="Preformatted_20_Text"><text:s text:c="2"/>card {x | x in set <text:span text:style-name="T6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4">rseed</text:span> := n;</text:p>
      <text:p text:style-name="Preformatted_20_Text"><text:tab/></text:p>
      <text:p text:style-name="Preformatted_20_Text"><text:span text:style-name="T64">inc</text:span>: () ==&gt; ()</text:p>
      <text:p text:style-name="Preformatted_20_Text"><text:span text:style-name="T64">inc</text:span>() ==</text:p>
      <text:p text:style-name="Preformatted_20_Text"><text:s text:c="2"/>for i = 1 to <text:span text:style-name="T64">rseed</text:span> <text:span text:style-name="T64">mod</text:span> 7 + 3 </text:p>
      <text:p text:style-name="Preformatted_20_Text"><text:s text:c="2"/>do</text:p>
      <text:p text:style-name="Preformatted_20_Text"><text:s text:c="4"/><text:span text:style-name="T64">rseed</text:span> := (<text:span text:style-name="T64">rseed</text:span> * 69069 + 5) <text:span text:style-name="T64">mod</text:span> 4294967296;</text:p>
      <text:p text:style-name="Preformatted_20_Text"/>
      <text:p text:style-name="Preformatted_20_Text"><text:span text:style-name="T64">rand</text:span>: nat1 ==&gt; nat1</text:p>
      <text:p text:style-name="Preformatted_20_Text"><text:span text:style-name="T64">rand</text:span>(n) ==</text:p>
      <text:p text:style-name="Preformatted_20_Text"><text:s/>(<text:span text:style-name="T64">inc</text:span>();</text:p>
      <text:p text:style-name="Preformatted_20_Text"><text:s text:c="2"/>return <text:span text:style-name="T64">rseed</text:span> <text:span text:style-name="T64">mod</text:span> n + 1;</text:p>
      <text:p text:style-name="Preformatted_20_Text"><text:s/>);</text:p>
      <text:p text:style-name="Preformatted_20_Text"/>
      <text:p text:style-name="Preformatted_20_Text">FirstFit: nat1 ==&gt; <text:span text:style-name="T64">bool</text:span></text:p>
      <text:p text:style-name="Preformatted_20_Text">FirstFit(size) ==</text:p>
      <text:p text:style-name="Preformatted_20_Text"><text:s/>(let q4 = <text:span text:style-name="T6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4">bool</text:span></text:p>
      <text:p text:style-name="Preformatted_20_Text">BestFit(size) ==</text:p>
      <text:p text:style-name="Preformatted_20_Text"><text:s/>(let q4 = <text:span text:style-name="T6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4">rand</text:span>(2) = 1</text:p>
      <text:p text:style-name="Preformatted_20_Text"><text:s text:c="2"/>then let i = <text:span text:style-name="T64">rand</text:span>(<text:span text:style-name="T6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4">rand</text:span>(<text:span text:style-name="T6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4">pre</text:span> (exists m in set <text:span text:style-name="T64">elems</text:span> Q3 &amp; m.type = &lt;USED&gt;) or</text:p>
      <text:p text:style-name="Preformatted_20_Text"><text:s text:c="4"/>(exists m in set <text:span text:style-name="T64">elems</text:span> Q4 &amp; m.type = &lt;USED&gt;);</text:p>
      <text:p text:style-name="Preformatted_20_Text"/>
      <text:p text:style-name="Preformatted_20_Text">TryFirst: <text:span text:style-name="T64">nat</text:span> ==&gt; <text:span text:style-name="T64">nat</text:span></text:p>
      <text:p text:style-name="Preformatted_20_Text">TryFirst(loops) ==</text:p>
      <text:p text:style-name="Preformatted_20_Text"><text:s/>(<text:span text:style-name="T64">dcl</text:span> count:int := 0;</text:p>
      <text:p text:style-name="Preformatted_20_Text"><text:tab/></text:p>
      <text:p text:style-name="Preformatted_20_Text"><text:s text:c="2"/>while count &lt; loops and Fir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4">nat</text:span> ==&gt; <text:span text:style-name="T64">nat</text:span></text:p>
      <text:p text:style-name="Preformatted_20_Text">TryBest(loops) ==</text:p>
      <text:p text:style-name="Preformatted_20_Text"><text:s/>(<text:span text:style-name="T64">dcl</text:span> count:int := 0;</text:p>
      <text:p text:style-name="Preformatted_20_Text"><text:tab/></text:p>
      <text:p text:style-name="Preformatted_20_Text"><text:s text:c="2"/>while count &lt; loops and Be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4">seq</text:span> of (&lt;BEST&gt; | &lt;FIRST&gt; | &lt;SAME&gt;)</text:p>
      <text:p text:style-name="Preformatted_20_Text">main(tries, loops) ==</text:p>
      <text:p text:style-name="Preformatted_20_Text"><text:s/>(<text:span text:style-name="T64">dcl</text:span> result: <text:span text:style-name="T6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22529311114545"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4b01b9"/>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4015034735216">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3">Copyright © Fujitsu Services 20<text:span text:style-name="MT3">2</text:span><text:span text:style-name="MT2">1</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1</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 User Guide</dc:title>
    <dc:description>The User Guide for VDMJ.</dc:description>
    <meta:editing-cycles>221</meta:editing-cycles>
    <meta:editing-duration>P1DT12H8M23S</meta:editing-duration>
    <dc:date>2022-03-27T12:25:27.290717286</dc:date>
    <meta:keyword>VDMJ</meta:keyword>
    <dc:subject>VDMJ</dc:subject>
    <meta:document-statistic meta:table-count="2" meta:image-count="2" meta:object-count="0" meta:page-count="53" meta:paragraph-count="1975" meta:word-count="18007" meta:character-count="110112" meta:non-whitespace-character-count="89585"/>
    <meta:user-defined meta:name="Info 1">2.8</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